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l Dilema Mexicano: ¿Cuándo se convierte la crítica en un delito en internet?</text:h>
      <text:p text:style-name="Text_20_body">El análisis del documento "Delitos informáticos frente a estándares de derechos humanos..." nos pone frente a una encrucijada fundamental en el México de hoy: ¿dónde trazamos la línea entre un comentario crítico y un ciberdelito? La respuesta no es sencilla, y la forma en que nuestras leyes están escritas a menudo complica más las cosas.</text:p>
      <text:p text:style-name="P1">Nuestra propia Constitución parece estar en un perpetuo campo de batalla. Por un lado, el <text:span text:style-name="T1">Artículo 6</text:span> defiende a capa y espada la <text:span text:style-name="T1">libertad de expresión</text:span>. Por otro, el <text:span text:style-name="T1">Artículo 16</text:span> busca garantizar la seguridad, un principio que se invoca para justificar leyes contra el "acceso ilícito" a sistemas. El problema es que, en el afán de regular el ciberespacio, la balanza se ha inclinado peligrosamente. Esto no es solo una teoría; el documento revela que, sumando los códigos penales de los 32 estados y el federal, existen la increíble cantidad de <text:span text:style-name="T1">253 conductas que castigan la difusión de contenido en línea</text:span>.</text:p>
      <text:p text:style-name="P1">Para saber si una ley se excede, existe una especie de "prueba de fuego" creada por la Comisión Interamericana de Derechos Humanos (CIDH), conocida como la prueba de los tres filtros. Cualquier restricción a lo que decimos debe ser <text:span text:style-name="T1">legal</text:span>, <text:span text:style-name="T1">necesaria</text:span> y <text:span text:style-name="T1">proporcional</text:span>. Muchas de las leyes mexicanas que se analizan, como las polémicas "Ley Duarte" o "Ley Fayad", simplemente no pasan este examen. Son un cañonazo para un problema que quizás requería una solución mucho más precisa.</text:p>
      <text:p text:style-name="P1">Aquí es donde entra un principio clave del derecho: la <text:span text:style-name="T1">taxatividad</text:span>. En pocas palabras, significa que una ley debe ser clarísima, sin dejar lugar a dudas sobre qué está prohibido. La vaguedad es su enemiga. Sin embargo, en México nos encontramos con leyes que castigan "noticias exageradas" , "insidiosas" o que generan "disgusto". Estos términos son un cheque en blanco para que la autoridad en turno decida, según su criterio, quién es un crítico y quién es un delincuente.</text:p>
      <text:p text:style-name="P2">Afortunadamente, la Suprema Corte de Justicia (SCJN) ha actuado como un contrapeso. Un caso emblemático que el texto resalta es cuando <text:span text:style-name="T1">invalidó la "Ley Duarte" de Veracruz</text:span>, esa que buscaba meter a la cárcel a tuiteros por difundir "rumores". La Corte determinó que una ley así era inconstitucional, un golpe directo a la libertad de expresión, sentando un precedente crucial.</text:p>
      <text:p text:style-name="P1">Por supuesto, la libertad de expresión no es un permiso para todo. Hay excepciones muy claras y aceptadas a nivel internacional que el propio documento señala: la <text:span text:style-name="T1">violencia no es expresión</text:span>. Cosas como la propaganda de guerra, la incitación al genocidio o la pornografía infantil no están, ni deben estar, protegidas. El problema es que nuestras leyes a menudo van mucho más allá de estas excepciones justificadas.</text:p>
      <text:p text:style-name="P1">El derecho penal debería ser siempre la <text:span text:style-name="T1">ultima ratio</text:span>, es decir, el último recurso. Encarcelar a alguien es la medida más drástica que tiene el Estado. Para temas como el daño a la reputación, existen las vías civiles. Sin embargo, muchos de nuestros códigos penales optan por la vía criminal como primera opción, violando este principio fundamental.</text:p>
      <text:p text:style-name="P2">Al final, el documento nos deja con una reflexión importante sobre nuestro papel. Ya seas legislador, juez, periodista o ciudadano activo en redes, te conviertes en un <text:span text:style-name="T1">guardián de la Constitución</text:span>. Proteger la libertad en la era digital implica vigilar que las leyes se usen para perseguir crímenes reales, no para silenciar las voces que al poder le resultan incómod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0T14:05:41.120294428</meta:creation-date>
    <dc:date>2025-10-10T14:09:22.913847482</dc:date>
    <meta:editing-duration>PT3M42S</meta:editing-duration>
    <meta:editing-cycles>1</meta:editing-cycles>
    <meta:document-statistic meta:table-count="0" meta:image-count="0" meta:object-count="0" meta:page-count="1" meta:paragraph-count="9" meta:word-count="571" meta:character-count="3478" meta:non-whitespace-character-count="2916"/>
    <meta:generator>LibreOffice/25.2.6.2$Linux_X86_64 LibreOffice_project/520$Build-2</meta:generator>
  </office:meta>
</office:document-meta>
</file>